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mpire Death Dealer Abilities</text:p>
      <text:p text:style-name="P1">Level 1-5 Cantrips:</text:p>
      <text:p text:style-name="P3">Creature of the Night</text:p>
      <text:p text:style-name="P4">Range: Self</text:p>
      <text:p text:style-name="P4">Action: 1 action</text:p>
      <text:p text:style-name="P4">Duration: Until Canceled</text:p>
      <text:p text:style-name="P4">Description: You slip into the shadows and and maintain a passive stealth of 15 until you attack or are detected.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1"/>
      <text:p text:style-name="P9">Level 1-5 Powers:</text:p>
      <text:p text:style-name="P3">Feed</text:p>
      <text:p text:style-name="P4">Range: touch </text:p>
      <text:p text:style-name="P4">Action: 1 action</text:p>
      <text:p text:style-name="P4">Duration: Instant</text:p>
      <text:p text:style-name="P4">Description: You drink the blood of a dead creature. Regain 2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5">Level 6-10 Cantrips:</text:p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3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9">Level 6-10 Powers:</text:p>
      <text:p text:style-name="P3">Feed II</text:p>
      <text:p text:style-name="P4">Range: touch</text:p>
      <text:p text:style-name="P4">Action: 1 action</text:p>
      <text:p text:style-name="P4">Duration: Instant</text:p>
      <text:p text:style-name="P4">Description: You drink the blood of a dead creature. Regain 4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5">Level 11-15 Cantrips:</text:p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3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9">Level 11-15 Powers:</text:p>
      <text:p text:style-name="P3">Feed III</text:p>
      <text:p text:style-name="P4">Range: touch </text:p>
      <text:p text:style-name="P4">Action: 1 action</text:p>
      <text:p text:style-name="P4">Duration: Instant</text:p>
      <text:p text:style-name="P4">Description: You drink the blood of a dead creature. Regain 6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4:48:24.45</meta:creation-date>
    <dc:date>2015-04-28T21:53:26.11</dc:date>
    <meta:editing-duration>PT1H21M12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303" meta:character-count="2169"/>
  </office:meta>
</office:document-meta>
</file>